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18620" calcext:value-type="float">
            <text:p>11862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20630" calcext:value-type="float">
            <text:p>12063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73956" calcext:value-type="float">
            <text:p>73956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af1c7fa574d5a29ff3d89db933606f67/Doklad_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85e9d60d131e8a95e3d74f1a086740ca/Doklad_2017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384f462435bdaf81b24467a7cdcff979/Doklad_2018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/>
          <table:table-cell office:value-type="string" calcext:value-type="string">
            <text:p>https://ecology.bashkortostan.ru/presscenter/lectures/18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https://ecology.bashkortostan.ru/presscenter/lectures/17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https://ecology.bashkortostan.ru/presscenter/lectures/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ecology.bashkortostan.ru/presscenter/lectures/22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https://ecology.bashkortostan.ru/presscenter/lectures/24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https://ecology.bashkortostan.ru/presscenter/lectures/26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https://ecology.bashkortostan.ru/presscenter/lectures/488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https://ecology.bashkortostan.ru/presscenter/lectures/1168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https://ecology.bashkortostan.ru/presscenter/lectures/1300/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admlr.lipetsk.ru/rus/app/adm/dep_eco/doclad_2012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.347" calcext:value-type="float">
            <text:p>0,347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.329" calcext:value-type="float">
            <text:p>65782,329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.286" calcext:value-type="float">
            <text:p>82692,286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3.81" calcext:value-type="float">
            <text:p>94153,81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6.933" calcext:value-type="float">
            <text:p>131956,933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.257" calcext:value-type="float">
            <text:p>91094,257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3.613" calcext:value-type="float">
            <text:p>110863,613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.33" calcext:value-type="float">
            <text:p>27280,33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.246" calcext:value-type="float">
            <text:p>26324,246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.052" calcext:value-type="float">
            <text:p>26132,05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3.702" calcext:value-type="float">
            <text:p>24273,702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.282" calcext:value-type="float">
            <text:p>27690,282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3.68" calcext:value-type="float">
            <text:p>26293,68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</table:table>
      <table:table table:name="Лист2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ic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region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www.priroda.samregion.ru/environmental_protection/state_report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1">
          <table:table-cell office:value-type="string" calcext:value-type="string">
            <text:p>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skiy krai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skaya oblast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.00.0000</text:date>, <text:time style:data-style-name="N2" text:time-value="10:05:56.28328221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8T12:31:29.803064407</dc:date>
    <dc:creator>Anonymous  </dc:creator>
    <meta:editing-duration>P1DT53M40S</meta:editing-duration>
    <meta:editing-cycles>113</meta:editing-cycles>
    <meta:generator>LibreOffice/6.2.4.2$Linux_X86_64 LibreOffice_project/20$Build-2</meta:generator>
    <meta:document-statistic meta:table-count="2" meta:cell-count="1973" meta:object-count="0"/>
  </office:meta>
</office:document-meta>
</file>